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yrcanus I, Aristobulus</text:p>
      <text:p text:style-name="P5">Additional Places mentioned: Laodeci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 history/</text:p>
      <text:p text:style-name="P2">22./</text:p>
      <text:p text:style-name="P2"/>
      <text:p text:style-name="P3">[Page 1]</text:p>
      <text:p text:style-name="P3">Brethren. <text:s/>In resuming my post-biblical lectures, which/ I will <text:span text:style-name="T2">try</text:span><text:span text:style-name="T4"> endeavour to condense in order not to tire, </text:span><text:span text:style-name="T2">and</text:span><text:span text:style-name="T4"> while trying to/ be plain, so as to interest </text:span><text:span text:style-name="T2">many</text:span><text:span text:style-name="T4"> more than a few, I may say this./ <text:s/></text:span><text:span text:style-name="T2">that</text:span><text:span text:style-name="T4"> Herod the Idumean whose people was forcibly converted to Judaism by Hrycanus I, is the man who virtually/ bound </text:span><text:span text:style-name="T5">our</text:span><text:span text:style-name="T6"> people hands and feet to the victorious/ chariot of conquering Rome. <text:s/>Herod ought therefore/ to be named by every Jew, not with the title/ of "the great," as bestowed upon him by historians, but/ rather with that of "the accursed" which he fully deserves./ <text:s/>A satisfaction which the right-</text:span><text:span text:style-name="T3">minded</text:span><text:span text:style-name="T6"> thinking derive from reading/ his life, is that of knowing that it was </text:span><text:span text:style-name="T3">one</text:span><text:span text:style-name="T6"> a life of misery,/ notwithstanding the glare of the throne and the dazzle/ of the crown. <text:s/>Herod was singularly successful in the general acceptation of the words, but/ never happy; nor could </text:span><text:span text:style-name="T3">he</text:span><text:span text:style-name="T6"> be possibly so, who defied the laws of/ nature and the laws of God. <text:s/>Having been de-/-clared King of the Jews by the Roman Senate, through/ the interposition of his friend, the profligate Mark/ Antony, </text:span><text:span text:style-name="T3">his</text:span><text:span text:style-name="T6"> Herod's first undertaking in rushing back to/ Palestine was to fight Antigonus, the Asmonean, who/ had taken possession of the capital. <text:s/>Roman cohorts/ stood by the man who had bought protection in the/ </text:span></text:p>
      <text:p text:style-name="P3"><text:span text:style-name="T6"/></text:p>
      <text:p text:style-name="P3"><text:span text:style-name="T6">[Page 2]</text:span></text:p>
      <text:p text:style-name="P3"><text:span text:style-name="T6">seven-hilled city with Jewish gold, Parthian</text:span><text:span text:style-name="T3">s</text:span><text:span text:style-name="T6">/ soldiers assisted the rival in the hope of humbling/ the </text:span><text:soft-page-break/><text:span text:style-name="T6">power of aggressive Rome. <text:s/>But it could not be/ crushed. <text:s/>The seige of Jerusalem which lasted/ about five months, called forth deeds of wonderful valor but also of wholesale slaughter/ in both armies; </text:span><text:span text:style-name="T3">but</text:span><text:span text:style-name="T6"> finally the party that had/ </text:span><text:span text:style-name="T3">stood up for</text:span><text:span text:style-name="T6"> helped Antigonus </text:span><text:span text:style-name="T3">to</text:span><text:span text:style-name="T6"> yeilded[sic!] to the superior/ forces </text:span><text:span text:style-name="T3">sent by</text:span><text:span text:style-name="T6"> which the </text:span><text:span text:style-name="T3">Latin</text:span><text:span text:style-name="T6"> Republic on the Tiber had sent. <text:s/>It is/ asserted by some and denied by others, that Antigonus/ did not behave with the dignity, which a descend-/-ant of Judah Maccabee ought ot have shown even/ in misfortune. <text:s/>Whether he fell on his knees/ and wept before the Roman general, and this derisively/ called him "Antigona", meaning a woman, instead of/ Antigonus, is a point which I will not attempt/ to settle, but all writers agree that Herod paid a/ large sum to have his rival put out of the way igno-/-miniously. <text:s/>Accordingly, the brutal Mark Antony/ had the </text:span><text:span text:style-name="T3">last</text:span><text:span text:style-name="T6"> prince of the house of Asmonean </text:span><text:span text:style-name="T3">house</text:span><text:span text:style-name="T6"> tied to a/ stake, and after having his body unmercifully scourged,/ as </text:span><text:span text:style-name="T3">a malefactor, cut off his head</text:span><text:span text:style-name="T6"> if he were a criminal, </text:span><text:span text:style-name="T3">he</text:span><text:span text:style-name="T6"> ordered that the head of Herod's opponent be cut off. <text:s/>Thus perished/ the last ruling high-priest of a most illustrious race./</text:span></text:p>
      <text:p text:style-name="P3"><text:span text:style-name="T6"/></text:p>
      <text:p text:style-name="P3"><text:span text:style-name="T6">[Page 3]</text:span></text:p>
      <text:p text:style-name="P3"><text:span text:style-name="T6">Herod had now nothing more ot fear from the stock/ of Mattathias. <text:s/>He had rooted out the </text:span><text:span text:style-name="T3">last</text:span><text:span text:style-name="T6"> shoot that might/ have proved a thorn </text:span><text:span text:style-name="T3">in</text:span><text:span text:style-name="T6"> into his side. <text:s/>Breathing freely,/ he began the work of </text:span><text:span text:style-name="T3">revenge</text:span><text:span text:style-name="T6"> personal revenge </text:span><text:span text:style-name="T3">vengeance</text:span><text:span text:style-name="T6"> whoever had mani-/-fested any </text:span><text:span text:style-name="T3">opposition</text:span><text:span text:style-name="T6"> aversion to his rule, felt the weight of/ his rancor. <text:s/>Death and exile were apportioned to the/ highest in the land. <text:s/>A record is left in the Talmud,/ which tells that with two exceptions, Herod proscribed/ some and killed many of the members of the national council, or Sanhedrin,/ whom he knew to have been his irreconcilable enemies/ on religious and political grounds. <text:s/>He filled their/ vacancy with creatures subservient to his will, and/ even ventured to raise to the high priesthood a man/ of no </text:span><text:span text:style-name="T3">worth</text:span><text:span text:style-name="T6"> social standing whatever, but of whom he could dispose at pleasure./ <text:s/>The usurper had cleared for himself the path to absolutism./ <text:s/>But justly has the book of Proverbs written [Hebrew], "the way/ of the wicked is like darkness itself; they do not/ know against what they may stumble." <text:s/>Herod/ found a cause of constant dread </text:span><text:span text:style-name="T3">in</text:span><text:span text:style-name="T6"> within the walls of his own house. <text:s/>He/ had married Miriam or Marianne, grand-daughter of the imbecile/ Hyrcanus II, who had been an easy tool in the hands of the/ </text:span></text:p>
      <text:p text:style-name="P3"><text:span text:style-name="T6"/></text:p>
      <text:p text:style-name="P3"><text:span text:style-name="T6">[Page 4]</text:span></text:p>
      <text:p text:style-name="P3"><text:span text:style-name="T6">wily Antipater. <text:s/>The marriage was one/ of convenience. <text:s/>Herod believed that by mixing with/ </text:span><text:span text:style-name="T3">with</text:span><text:span text:style-name="T6"> the family of the Maccabees, he might gain po-/-pularity, but Marianne realized too keenly her false position./ <text:s/>She could be a faithful wife, an </text:span><text:span text:style-name="T5">obedient</text:span><text:span text:style-name="T6"> wife, but/ a fondly loving wife she could not be. <text:s/>Herod, on the/ contrary, was seized with a passion akin to distraction, for the woman, who/ to the extraordinary charms of her person, added those/ of the intellect. <text:s/>But unhappily for him, the passion/ of dominion was equally strong, and in gratifying that,/ he mortally offended the woman he had wedded./ <text:s/>Marianne had a young brother, as handsome as/ herself, named Aristobulus. <text:s/>Since Hyrcanus, her maternal grand/ parent had been made unfit for the high-priesthood/ by Antigonus who cruelly had cut off his ears, she/ anticipated to have seen her brother minister at/ the altar. <text:s/>For the fulfilment[sic!] of that natural wish,/ she may have earnestly begged her husband, but/ he had already appointed another to suit his own pur-/-poses. <text:s/></text:span><text:span text:style-name="T3">He</text:span><text:span text:style-name="T6"> In fact he feared the </text:span><text:span text:style-name="T3">effect</text:span><text:span text:style-name="T6"> impression which the comely youth/ of the Asmonean race might create among the people,/ when officiating as Pontiff in the Temple./</text:span></text:p>
      <text:p text:style-name="P3"><text:span text:style-name="T6"/></text:p>
      <text:p text:style-name="P3"><text:span text:style-name="T6">[Page 5]</text:span></text:p>
      <text:p text:style-name="P3"><text:span text:style-name="T6">But Alexandra, the mother of Marianne, was/ too proud of her two children's descent to stoop before/ the Idumean. <text:s/>She </text:span><text:span text:style-name="T3">would</text:span><text:span text:style-name="T6"> would not condescend to ask as/ a favor, what she considered her right. <text:s/>She/ stealthily </text:span><text:span text:style-name="T3">sent</text:span><text:span text:style-name="T6"> addressed a letter to Cleopatra queen of Egypt,/ whose influence on Mark Antony needs not to be </text:span><text:span text:style-name="T3">as</text:span><text:span text:style-name="T6">/ described here. <text:s/>In it </text:span><text:span text:style-name="T3">sh</text:span><text:span text:style-name="T6"> the mother set forth her grievances, and/ pleaded for her own son against her cunning son in law./ <text:s/>Herod received a missive from the Roman Triumvir upon/ the subject, and, discovering danger, pretended that his/ previous election of a high-priest was only temporary,/ </text:span><text:soft-page-break/><text:span text:style-name="T3">becaused of and</text:span><text:span text:style-name="T6"> being occasioned by the tender age of Aristobulus. <text:s/>But now he/ would clothe the youth with sacredotal authority, as/ he had always intended. <text:s/>What Herod had foreseen and/ dreaded, was fully </text:span><text:span text:style-name="T3">realized</text:span><text:span text:style-name="T6"> <text:s/>brought to pass. <text:s/>The entrance of the/ splendid-looking Aristobulus at the Temple robed/ in the sacred garments which his ancestors had worn, evoked/ a perfect ovation. <text:s/>All seemed to view in him again/ the founder</text:span><text:span text:style-name="T3">s</text:span><text:span text:style-name="T6"> of that family of heros[sic!] who had struck/ for freedom and won it </text:span><text:span text:style-name="T3">over</text:span><text:span text:style-name="T6"> for their country and/ their laws./</text:span></text:p>
      <text:p text:style-name="P3"><text:span text:style-name="T6"/></text:p>
      <text:p text:style-name="P3"><text:span text:style-name="T6">[Page 6]</text:span></text:p>
      <text:p text:style-name="P3"><text:span text:style-name="T6">But those popular demonstrations were so/ </text:span><text:span text:style-name="T3">may</text:span><text:span text:style-name="T6"> many wounds to the heart of Herod. <text:s/>He re-/-solved therefore to remove from earth an object that/ excited his envy. <text:s/>At an entertainment, Herod/ engaged in gymnastic exercises with his young brother/ in law. <text:s/>Towards evening, the weather being warm, the/ King proposed that all the men present, should go to a neighboring stream/ and bathe. <text:s/>Aristobulus </text:span><text:span text:style-name="T3">also</text:span><text:span text:style-name="T6"> went but never to return. <text:s/>He/ was drowned. <text:s/>Sorrow overspread the land; </text:span><text:span text:style-name="T3">but</text:span><text:span text:style-name="T6"> but, the </text:span><text:span text:style-name="T3">hypocritical pretended</text:span><text:span text:style-name="T6"> assumed grief of Herod and/ the costly funeral made for the body of the unhappy/ scion of the Maccabean race, could not deceive the/ Jews. <text:s/>They </text:span><text:span text:style-name="T3">knew</text:span><text:span text:style-name="T6"> had reason </text:span><text:span text:style-name="T3">to surmise</text:span><text:span text:style-name="T6"> suspect that the death was not accidental,/ but premidated[sic!] and pre arranged by the iniquitous king./ <text:s/>Hatred for the son of the stranger who murdered the/ best and dearest in the nation was intensified, but/ none felt it more poignantly more deeply than the bereaved mother./ <text:s/>At the news that the son upon whom she had built/ her hopes for a revival of Asmonean power, had been drawn/ a corpse out of the water into which he had plunged at the/ instance of Herod, she became frantic. <text:s/>She would have/ laid hands on her own life, but the thought of revenge/ held her back./</text:span></text:p>
      <text:p text:style-name="P3"><text:span text:style-name="T6"/></text:p>
      <text:p text:style-name="P3"><text:span text:style-name="T6">[Page 7]</text:span></text:p>
      <text:p text:style-name="P3"><text:span text:style-name="T6"><text:tab/>Again she appealed to Cleopatra </text:span><text:span text:style-name="T3">to</text:span><text:span text:style-name="T6"> imploring that she would use her/ good offices with Antony and bring Herod to grief./ <text:s/>The unprincipled Egyptian who covetted[sic!] Judea and/ was but too glad of an opportunity to stir up against/ its Idumean King the ill will of Rome, promised assistance./ <text:s/>Mark Antony demanded that Herod should </text:span><text:span text:style-name="T3">come</text:span><text:span text:style-name="T6"> meet/ </text:span><text:span text:style-name="T3">before</text:span><text:span text:style-name="T6"> him </text:span><text:span text:style-name="T3">and explain how Aristobulus had come</text:span><text:span text:style-name="T6"> at Laodicea and prove that no foul play had brought Aristobulus to an/ </text:span><text:span text:style-name="T3">his death</text:span><text:span text:style-name="T6"> untimely end. <text:s/>Herod dared not disobey, but before/ he set off, he appointed as provisional governor his uncle/ Joseph, who had married his sister Salome, </text:span><text:span text:style-name="T3">To him he</text:span><text:span text:style-name="T6"> and/ </text:span><text:span text:style-name="T3">gave</text:span><text:span text:style-name="T6"> entrusted to him a secret commission. <text:s/>Should Antony detain/ Herod as prisoner, or </text:span><text:span text:style-name="T3">order</text:span><text:span text:style-name="T6"> command his execution, Marianne must/ be killed, to prevent her falling into the </text:span><text:span text:style-name="T3">power</text:span><text:span text:style-name="T6"> clutches of the/ dissolute Roman. </text:span><text:span text:style-name="T3">triumvir</text:span><text:span text:style-name="T6"> <text:s/>The Idumean who was by no/ means deficient in the art of speaking, who was adroit,/ who possessed self-reliance and winning manners, and/ who knew the </text:span><text:span text:style-name="T3">power</text:span><text:span text:style-name="T6"> influence of gold, succeeded </text:span><text:span text:style-name="T3">in justifying</text:span><text:span text:style-name="T6"> beyond his expectations in clearing/ his conduct, and returned in high spirits to the capi-/-tal of his kingdom. <text:s/>But the scout </text:span><text:span text:style-name="T3">commission order</text:span><text:span text:style-name="T6"> had/ not been kept from Marianne. <text:s/>Joseph unguardedly/ told it, as an illustration of Herod's conjugal affection,/ when Alexandra sharply cast doubts upon it./</text:span></text:p>
      <text:p text:style-name="P3"><text:span text:style-name="T6"/></text:p>
      <text:p text:style-name="P3"><text:span text:style-name="T6">[Page 8]</text:span></text:p>
      <text:p text:style-name="P6"><text:span text:style-name="T7">But</text:span><text:span text:style-name="T6"> Who can blame Marianne for putting her own construction?/ <text:s/>She was horrified, and interpreted the secret/ order as another instance of Herod's savageness </text:span><text:span text:style-name="T7">dispo-/-sition</text:span><text:span text:style-name="T6"> <text:s/>Remembering, moreover, the recent loss of/ her promising brother, she could not hypocritically/ welcome home the Idumean--though he were the father of/ her children. <text:s/>Salome whose malicious spirit/ made her a worthy sister of her wicked brother, fan-/-ned into blaze the fire of domestic strife. <text:s/>She mad-/-dened Herod, by arousing within him horrid suspicions/ against Marianne's character. <text:s/>In a fit of jealousy, he had/ his uncle Joseph--the very husband of Salome--put to/ death, without even </text:span><text:span text:style-name="T7">giving</text:span><text:span text:style-name="T6"> affording him an opportunity to/ defend his course. <text:s/>Alexandra, accused of having plan-/-ned a conspiracy, was confined into a dungeon./ <text:s/>Thus Herod thought to have purchased security,/ but it was not tranquillity[sic!] that he had procured./ <text:s/>His home gave him no comfort, and in the compul-/-sory silence of his people, he could </text:span><text:soft-page-break/><text:span text:style-name="T6">hear their curses/ against a man who had become their executioner, and who/ ruled only through the consent of hateful Rome./</text:span></text:p>
      <text:p text:style-name="P6"><text:span text:style-name="T6"/></text:p>
      <text:p text:style-name="P6"><text:span text:style-name="T6">[Page 9]</text:span></text:p>
      <text:p text:style-name="P6"><text:span text:style-name="T6"><text:tab/>A new source of trouble to Herod were the am-/-bitious schemes of Cleopatra. <text:s/>She had prevailed on/ Mark Antony to assign to her some territory properly/ belonging to the kingdom of Judea. <text:s/>But unruly/ as she was in all her cravings, she now pushed/ her desires still further. <text:s/>She would sit as Queen </text:span><text:span text:style-name="T7">of</text:span><text:span text:style-name="T6"> in/ Palestine. <text:s/>Antony, infatuated as he was, dared/ not </text:span><text:span text:style-name="T7">nonetheless</text:span><text:span text:style-name="T6"> comply with that wish, and Cleopatra/ having accompanied him beyond the Euphrates, where/ he was going to fight the Parthians, paid a state visit/ to Herod. <text:s/>The latter with masterly prudence avoided/ being entrapped in the net </text:span><text:span text:style-name="T7">of</text:span><text:span text:style-name="T6"> laid by her artifices, and escorted/ her out of his dominions with every demonstrations/ of a respect to which she was not entitled. <text:s/>The/ woman, however, who was a complete adept in/ </text:span><text:span text:style-name="T7">state</text:span><text:span text:style-name="T6"> political intrigues, managed to involve Herod in a/ fearful war with the Arabs, tributaries to her crown./ <text:s/></text:span><text:span text:style-name="T7">If he had</text:span><text:span text:style-name="T6"> Should he be</text:span><text:span text:style-name="T7">en</text:span><text:span text:style-name="T6"> defeated, Cleopatra </text:span><text:span text:style-name="T7">would have</text:span><text:span text:style-name="T6"> might/ attain</text:span><text:span text:style-name="T7">ed</text:span><text:span text:style-name="T6"> her object. <text:s/>For a time it looked/ as if her greed was bout to be gratified. <text:s/>The/ issue of many a battle varied. <text:s/>Teacher, and nature/ seemed to conspire against Herod./</text:span></text:p>
      <text:p text:style-name="P6"><text:span text:style-name="T6"/></text:p>
      <text:p text:style-name="P6"><text:span text:style-name="T6">[Page 10]</text:span></text:p>
      <text:p text:style-name="P6"><text:span text:style-name="T6">Egyptian auxiliaries, acting on the secret instruction/ of their queen, deserted his cause, and a terrible earth-/-quake in Judea created a panic. <text:s/>Still, fortune/ did not desert her favorite. <text:s/>Herod's skill as/ a general, and his great presence of mind finally/ triumphed. <text:s/>The Arabs, routed and decimated,/ sued for peace. <text:s/>But the king of Judea had/ scarcely rested from the last struggle, when a politic-/-al storm burst upon him. <text:s/>Mark Antony,/ his friend and protector, had paid dearly for years/ of wanton inactivity. <text:s/>At Actium, a city in/ Greece, Petavious Caesar, who afterwards reigned/ under the title of Augustus, had put an end to the/ power of the corrupt associate of Cleopatra./</text:span></text:p>
      <text:p text:style-name="P6"><text:span text:style-name="T6">These tidings filled Herod with dismay. <text:s/>Might/ no Octavious, who was aware of the relations that/ had existed between the ruler of Judea and the last/ triumvir, vent his spleen? <text:s/>Herod imagined himself abandoned by Rome,/ dethroned, stripped of all authority in favor of the rival/ house of the Asmoneans, and dark suspicions led him/ again to the commission of a </text:span><text:span text:style-name="T7">foul</text:span><text:span text:style-name="T6"> shocking crime./</text:span></text:p>
      <text:p text:style-name="P6"><text:span text:style-name="T6"/></text:p>
      <text:p text:style-name="P6"><text:span text:style-name="T6">[Page 11]</text:span></text:p>
      <text:p text:style-name="P6"><text:span text:style-name="T6">[Hebrew] "The wicked are like the raging sea, that can</text:span><text:span text:style-name="T7">not</text:span><text:span text:style-name="T6">/ never be at rest." <text:s/>Hyrcanus II had lived/ </text:span><text:span text:style-name="T7">for years in</text:span><text:span text:style-name="T6"> for a period, in voluntary exile among the Parthians and was greatly honored/ by the Jews who largely inhabited the cities beyond the/ Euphrates. <text:s/></text:span><text:span text:style-name="T7">Shortly</text:span><text:span text:style-name="T6"> After Herod became king, he/ invited the former </text:span><text:span text:style-name="T7">ruler</text:span><text:span text:style-name="T6"> sovereign of Judea with flattering/ promises to return to his own country. <text:s/>Anxious/ to revisit the place of his birth and of his checkered history,/ the unfortunate man accepted. <text:s/>But Herod now/ in danger fancied he saw even in the impotent octo-/-generian a powerful enemy. <text:s/>It has been stated that/ Alexandra induced her aged father to seek of the king of/ the Arabs the means </text:span><text:span text:style-name="T7">of</text:span><text:span text:style-name="T6"> for fleeing away and watching coming events from a distance, and that the com-/-munication and its reply fell into the hands of Herod./ <text:s/>But it is more likely, as many have surmised, that/ the whole was an invention of the crafty Idumean,/ who used it as a pretext to utterly destroy every/ hope that the house beloved by the people, might/ entertain. <text:s/>Hyrcanus through whose fatal weakness/ Antipater had mounted up to </text:span><text:span text:style-name="T7">a height</text:span><text:span text:style-name="T6"> greatness, was/ </text:span><text:span text:style-name="T7">beheaded</text:span><text:span text:style-name="T6"> sent to the scaffold, when on the verge of the grave, by the son/ of the stranger whom he had so immensely benefitted[sic!]./</text:span></text:p>
      <text:p text:style-name="P6"><text:span text:style-name="T6"/></text:p>
      <text:p text:style-name="P6"><text:span text:style-name="T6">[Page 12]</text:span></text:p>
      <text:p text:style-name="P6"><text:span text:style-name="T6">It was then that the heart of Marianne/ revolted against her inhuman husband. <text:s/>Her/ nuptials had been celebrated, while a carnage was/ being </text:span><text:span text:style-name="T7">perpetrated</text:span><text:span text:style-name="T6"> committed among the adherents of her family;/ the first months of her married life chronicled the/ ineffaceable insult to her family in the scourging/ and </text:span><text:soft-page-break/><text:span text:style-name="T6">beheading of her uncle Antigonus. <text:s/>A few years/ later, she was made to weep from sorrow and/ </text:span><text:span text:style-name="T7">anger</text:span><text:span text:style-name="T6"> rage, over the murder of her brother, and now/ her grand-father, old and inoffensive had been/ </text:span><text:span text:style-name="T7">put under the axe of</text:span><text:span text:style-name="T6"> delivered to the executioner. <text:s/>And/ all these deeds of horror had proceeded from the/ man with whom she had been doomed to share/ her earthly existence. <text:s/>To honor such a husband,/ to show him </text:span><text:span text:style-name="T7">any</text:span><text:span text:style-name="T6"> conjugal consideration became a natural/ impossibility. <text:s/>A gulph was opened between/ Marianne and Herod, which nothing could/ bridge over. <text:s/>The sequel will tell how this/ domestic unhappiness affected the destiny of/ our peopl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2:12:39.09</meta:creation-date>
    <meta:document-statistic meta:table-count="0" meta:image-count="0" meta:object-count="0" meta:page-count="6" meta:paragraph-count="88" meta:word-count="2611" meta:character-count="15881"/>
    <dc:date>2012-12-12T13:54:32.41</dc:date>
    <meta:editing-duration>PT4M51S</meta:editing-duration>
    <meta:editing-cycles>1</meta:editing-cycles>
    <meta:generator>OpenOffice.org/3.4.1$Win32 OpenOffice.org_project/341m1$Build-9593</meta:generator>
  </office:meta>
</office:document-meta>
</file>